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8in"/>
    </style:style>
    <style:style style:name="co2" style:family="table-column">
      <style:table-column-properties fo:break-before="auto" style:column-width="1.5126in"/>
    </style:style>
    <style:style style:name="co3" style:family="table-column">
      <style:table-column-properties fo:break-before="auto" style:column-width="1.003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7028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onsolas" fo:font-size="9.5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font-style-asian="normal" style:font-weight-asian="normal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Consolas" fo:font-size="9.5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font-style-asian="normal" style:font-weight-asian="normal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8000" style:text-outline="false" style:text-line-through-style="none" style:text-line-through-type="none" style:font-name="Consolas" fo:font-size="9.5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font-style-asian="normal" style:font-weight-asian="normal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able</text:p>
          </table:table-cell>
          <table:table-cell table:style-name="Default" office:value-type="string" calcext:value-type="string">
            <text:p>Field</text:p>
          </table:table-cell>
          <table:table-cell office:value-type="string" calcext:value-type="string">
            <text:p>Implemented?</text:p>
          </table:table-cell>
          <table:table-cell office:value-type="string" calcext:value-type="string">
            <text:p>Tested?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Applications</text:p>
          </table:table-cell>
        </table:table-row>
        <table:table-row table:style-name="ro1">
          <table:table-cell table:style-name="ce1" office:value-type="string" calcext:value-type="string">
            <text:p>DTABONNFEJL 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ustom table for DDELibra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DTADGRUPPER 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pecific to DPR user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DTAJOUR 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pecific to DPR</text:p>
            <text:p>– when was it updated</text:p>
            <text:p>- DPR client app parameter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DTAKTVEJ 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/>
          <table:table-cell table:style-name="Default" office:value-type="string" calcext:value-type="string">
            <text:p>KOMKO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2" office:value-type="string" calcext:value-type="string">
            <text:p>VEJKO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2" office:value-type="string" calcext:value-type="string">
            <text:p>VEJADNV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SVEJADRNV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5"/>
        </table:table-row>
        <table:table-row table:style-name="ro1">
          <table:table-cell table:style-name="ce1" office:value-type="string" calcext:value-type="string">
            <text:p>DTBEFOLKDIST 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/>
          <table:table-cell office:value-type="string" calcext:value-type="string">
            <text:p>KOMKOD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string" calcext:value-type="string">
            <text:p>VEJKOD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string" calcext:value-type="string">
            <text:p>HUSNRFR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string" calcext:value-type="string">
            <text:p>HUSNRTIL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string" calcext:value-type="string">
            <text:p>LIGEULIG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string" calcext:value-type="string">
            <text:p>AJFDTO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string" calcext:value-type="string">
            <text:p>BEFOLKKOD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string" calcext:value-type="string">
            <text:p>DISTTXT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DTBESKYT 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/>
          <table:table-cell office:value-type="string" calcext:value-type="string">
            <text:p>PNR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string" calcext:value-type="string">
            <text:p>BESKYT_TYP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string" calcext:value-type="string">
            <text:p>AJFDTO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string" calcext:value-type="string">
            <text:p>STARTDAT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string" calcext:value-type="string">
            <text:p>SLETDAT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string" calcext:value-type="string">
            <text:p>INDRAP 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string" calcext:value-type="string">
            <text:p>Can be fetched in CPR Services, indrap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DTBOERN 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/>
          <table:table-cell office:value-type="string" calcext:value-type="string">
            <text:p>PNR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string" calcext:value-type="string">
            <text:p>PNRBARN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1"/>
          <table:table-cell office:value-type="string" calcext:value-type="string">
            <text:p>DOK 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eeds implementation:</text:p>
            <text:p>It is a concatenation of mother and father documentation.</text:p>
            <text:p>It can be fetched from CPR Services.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DTBYFORNYDIST 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/>
          <table:table-cell office:value-type="string" calcext:value-type="string">
            <text:p>KOMKOD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string" calcext:value-type="string">
            <text:p>VEJKOD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string" calcext:value-type="string">
            <text:p>HUSNRFR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string" calcext:value-type="string">
            <text:p>HUSNRTIL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string" calcext:value-type="string">
            <text:p>LIGEULIG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string" calcext:value-type="string">
            <text:p>AJFDTO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string" calcext:value-type="string">
            <text:p>BYFORNYKOD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string" calcext:value-type="string">
            <text:p>DISTTXT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DTBYNVN 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OMKOD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JKOD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USNRFR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USNRTIL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GEULIG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JFDTO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YNVN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DTCIV 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NR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/>
          <table:table-cell/>
        </table:table-row>
        <table:table-row table:style-name="ro1">
          <table:table-cell/>
          <table:table-cell office:value-type="string" calcext:value-type="string">
            <text:p>AJFDTO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IVST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YNKOD 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string" calcext:value-type="string">
            <text:p>Can be fetched in CPR Services, mynk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EGTEPNR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</table:table-row>
        <table:table-row table:style-name="ro1">
          <table:table-cell/>
          <table:table-cell office:value-type="string" calcext:value-type="string">
            <text:p>AEFODDTO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</table:table-row>
        <table:table-row table:style-name="ro1">
          <table:table-cell/>
          <table:table-cell office:value-type="string" calcext:value-type="string">
            <text:p>AEGTEDOK 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string" calcext:value-type="string">
            <text:p>Can be fetched in CPR Services, aegted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ENST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</table:table-row>
        <table:table-row table:style-name="ro1">
          <table:table-cell/>
          <table:table-cell office:value-type="string" calcext:value-type="string">
            <text:p>HAENSLUT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</table:table-row>
        <table:table-row table:style-name="ro1">
          <table:table-cell/>
          <table:table-cell office:value-type="string" calcext:value-type="string">
            <text:p>ANNKOR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</table:table-row>
        <table:table-row table:style-name="ro1">
          <table:table-cell/>
          <table:table-cell office:value-type="string" calcext:value-type="string">
            <text:p>MYTAJDTO 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string" calcext:value-type="string">
            <text:p>Can be fetched in CPR Services, <text:s/>myntxttimest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YNTXT 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string" calcext:value-type="string">
            <text:p>Can be fetched in CPR Services, <text:s/>mynt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EGTENVN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P_HENVIS_TS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DTDDELIBRA 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DELibra-specific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DTDIVDIST 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OMKOD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JKOD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USNRFR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USNRTIL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GEULIG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JFDTO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STTYP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VDISTKOD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STTXT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DTEVAKUERDIST 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OMKOD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JKOD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USNRFR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USNRTIL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GEULIG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JFDTO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VAKUERKOD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STTXT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DTFORALDREMYND 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NR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LTYP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JFDTO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RT_MYNKOD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RTDAT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RTDATE_UMRK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LETDAT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DTFORSV 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NR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JFDTO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RSVDTO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NFDTO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NKOR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DTHAEN 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NR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SU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END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FLMRK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DTKADR 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NR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JFDTO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OMKOD 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string" calcext:value-type="string">
            <text:p>Can be fetched in CPR Services, CATX_STARTMYNK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ENST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ADR1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ADR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ADR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ADR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ADR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DTKIRKEDIST 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OMKOD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JKOD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USNRFR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USNRTIL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GEULIG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JFDTO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IRKEKOD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STTXT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DTKOMFOR 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NR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JFDTO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OMFTYP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OMFKOD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ENST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MAERK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DTMYN 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YNKOD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YNTYP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YNGRP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YNNVN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DTNAVNE 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PNR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AJFDTO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 insert an incorrect date.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MYNKOD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Can be fetched in CPR Services, mynkod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TATUS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7"/>
          <table:table-cell/>
        </table:table-row>
        <table:table-row table:style-name="ro1">
          <table:table-cell/>
          <table:table-cell table:style-name="Default" office:value-type="string" calcext:value-type="string">
            <text:p>STHAENST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7"/>
          <table:table-cell/>
        </table:table-row>
        <table:table-row table:style-name="ro1">
          <table:table-cell/>
          <table:table-cell table:style-name="Default" office:value-type="string" calcext:value-type="string">
            <text:p>FORNMRK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value is set to ' ', but should be null.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EFTNMRK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value is set to ' ', but should be null.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NVHAENST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re is inconsistency between the dates in DPR and ours. Needs further investigation.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NVHAENSL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r some records this one is set to null, but should contain a date.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ANHAENST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Can be fetched in CPR Services, adrnvnhaenstart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ANNKOR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value is set to ' ', but should be null.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INDRAP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Can be fetched in CPR Services, indrap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MYTAJDTO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Can be fetched in CPR Services, myntxttimestamp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SNHAENST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7"/>
          <table:table-cell/>
        </table:table-row>
        <table:table-row table:style-name="ro1">
          <table:table-cell/>
          <table:table-cell table:style-name="ce3" office:value-type="string" calcext:value-type="string">
            <text:p>FORNVN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7"/>
          <table:table-cell/>
        </table:table-row>
        <table:table-row table:style-name="ro1">
          <table:table-cell/>
          <table:table-cell table:style-name="ce3" office:value-type="string" calcext:value-type="string">
            <text:p>EFTERNVN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7"/>
          <table:table-cell/>
        </table:table-row>
        <table:table-row table:style-name="ro1">
          <table:table-cell/>
          <table:table-cell table:style-name="Default" office:value-type="string" calcext:value-type="string">
            <text:p>ADRNVN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7"/>
          <table:table-cell/>
        </table:table-row>
        <table:table-row table:style-name="ro1">
          <table:table-cell/>
          <table:table-cell office:value-type="string" calcext:value-type="string">
            <text:p>SOEGNVN 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Is always null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MYNTXT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Can be fetched in CPR Services, myntxt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DTNOTAT 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NR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JFDTO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ENST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LETDTO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TATNR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TATLI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OMKOD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DTPERS 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PNR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RAJDTO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FOEDDTO 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OEN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DMYKOD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MHAENST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MAJFDTO 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string" calcext:value-type="string">
            <text:p>Can be retrieved from CPR Services: foedmynhaensta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KIRK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</table:table-row>
        <table:table-row table:style-name="ro1">
          <table:table-cell/>
          <table:table-cell office:value-type="string" calcext:value-type="string">
            <text:p>FKAJFDTO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</table:table-row>
        <table:table-row table:style-name="ro1">
          <table:table-cell/>
          <table:table-cell office:value-type="string" calcext:value-type="string">
            <text:p>FKMYNKOD 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string" calcext:value-type="string">
            <text:p>Can be retrieved from CPR Services: fkirkmynk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KHAENST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</table:table-row>
        <table:table-row table:style-name="ro1">
          <table:table-cell/>
          <table:table-cell office:value-type="string" calcext:value-type="string">
            <text:p>UMYMYKOD 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string" calcext:value-type="string">
            <text:p>Can be retrieved from CPR Services: mynkod-ctumyndi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MAJFDTO 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string" calcext:value-type="string">
            <text:p>Can be fetched in CPR Services: timest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MHAENST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</table:table-row>
        <table:table-row table:style-name="ro1">
          <table:table-cell/>
          <table:table-cell office:value-type="string" calcext:value-type="string">
            <text:p>PMHAENST 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string" calcext:value-type="string">
            <text:p>Can be fetched in CPR Services: pnrmrkhaensta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NHAENST 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string" calcext:value-type="string">
            <text:p>Can be fetched in CPR Services: pnrhaensta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GAJFDTO 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string" calcext:value-type="string">
            <text:p>Can be fetched in CPR Services: timest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NRGAELD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</table:table-row>
        <table:table-row table:style-name="ro1">
          <table:table-cell/>
          <table:table-cell office:value-type="string" calcext:value-type="string">
            <text:p>PNHAENSL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</table:table-row>
        <table:table-row table:style-name="ro1">
          <table:table-cell/>
          <table:table-cell office:value-type="string" calcext:value-type="string">
            <text:p>STILDTO 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string" calcext:value-type="string">
            <text:p>Can be fetched in CPR Services: stillingsda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TAJFDTO 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string" calcext:value-type="string">
            <text:p>Can be retrieved from CPR Services: foedtxttimest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UNDENR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</table:table-row>
        <table:table-row table:style-name="ro1">
          <table:table-cell/>
          <table:table-cell office:value-type="string" calcext:value-type="string">
            <text:p>MFAJFDTO 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string" calcext:value-type="string">
            <text:p>Can be fetched in CPR Services: timest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NRMOR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</table:table-row>
        <table:table-row table:style-name="ro1">
          <table:table-cell/>
          <table:table-cell office:value-type="string" calcext:value-type="string">
            <text:p>MORFDTO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</table:table-row>
        <table:table-row table:style-name="ro1">
          <table:table-cell/>
          <table:table-cell office:value-type="string" calcext:value-type="string">
            <text:p>MORDOK 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string" calcext:value-type="string">
            <text:p>Can be fetched in CPR Services: mor_d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NRFAR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</table:table-row>
        <table:table-row table:style-name="ro1">
          <table:table-cell/>
          <table:table-cell office:value-type="string" calcext:value-type="string">
            <text:p>FARFDTO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</table:table-row>
        <table:table-row table:style-name="ro1">
          <table:table-cell/>
          <table:table-cell office:value-type="string" calcext:value-type="string">
            <text:p>FARDOK 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string" calcext:value-type="string">
            <text:p>Can be fetched in CPR Services: far_do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SHAENST 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string" calcext:value-type="string">
            <text:p>Can be fetched in CPR Services: farhaensta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SMYNKOD 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string" calcext:value-type="string">
            <text:p>Can be fetched in CPR Services: far_mynko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RNVN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/>
          <table:table-cell/>
        </table:table-row>
        <table:table-row table:style-name="ro1">
          <table:table-cell/>
          <table:table-cell office:value-type="string" calcext:value-type="string">
            <text:p>FARNVN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MTXT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ILLING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MYNSLETDAT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MYNSLETDAT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2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24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5">00/00/0000</text:date>, <text:time style:data-style-name="N2" text:time-value="09:05:49.43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21M42S</meta:editing-duration>
    <meta:editing-cycles>20</meta:editing-cycles>
    <meta:generator>LibreOffice/4.2.6.3$Windows_x86 LibreOffice_project/3fd416d4c6db7d3204c17ce57a1d70f6e531ee21</meta:generator>
    <dc:date>2014-11-05T15:36:14.578000000</dc:date>
    <meta:document-statistic meta:table-count="3" meta:cell-count="782" meta:object-count="0"/>
    <meta:user-defined meta:name="Info 1"/>
    <meta:user-defined meta:name="Info 2"/>
    <meta:user-defined meta:name="Info 3"/>
    <meta:user-defined meta:name="Info 4"/>
  </office:meta>
</office:document-meta>
</file>